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3.1244in"/>
    </style:style>
    <style:style style:name="co4" style:family="table-column">
      <style:table-column-properties fo:break-before="auto" style:column-width="3.97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a31515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Crud Meaages</text:p>
          </table:table-cell>
          <table:table-cell table:style-name="ce1" office:value-type="string">
            <text:p>Activity log Message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2">
          <table:table-cell office:value-type="string">
            <text:p>Store Insert</text:p>
          </table:table-cell>
          <table:table-cell table:style-name="ce3" office:value-type="string">
            <text:p><text:span text:style-name="T1">Store </text:span><text:span text:style-name="T2">created successfully.</text:span></text:p>
          </table:table-cell>
          <table:table-cell table:style-name="ce5" office:value-type="string">
            <text:p>Store V Mart has been created by System Admin on 06/20/2018 11:03 PM</text:p>
          </table:table-cell>
        </table:table-row>
        <table:table-row table:style-name="ro2">
          <table:table-cell office:value-type="string">
            <text:p>Store Update</text:p>
          </table:table-cell>
          <table:table-cell table:style-name="ce3" office:value-type="string">
            <text:p><text:span text:style-name="T1">Store </text:span><text:span text:style-name="T2">updated successfully.</text:span></text:p>
          </table:table-cell>
          <table:table-cell table:style-name="ce5" office:value-type="string">
            <text:p>Store <text:a xlink:href="http://localhost:52227/admin/store/detail/3">VMart</text:a> has been edited by System Admin on 06/20/2018 11:17 PM </text:p>
          </table:table-cell>
        </table:table-row>
        <table:table-row table:style-name="ro1">
          <table:table-cell office:value-type="string">
            <text:p>Store Exist</text:p>
          </table:table-cell>
          <table:table-cell office:value-type="string">
            <text:p><text:s/>Strore with this name is already exists.</text:p>
          </table:table-cell>
          <table:table-cell table:style-name="ce5" office:value-type="string">
            <text:p>NA</text:p>
          </table:table-cell>
        </table:table-row>
        <table:table-row table:style-name="ro2">
          <table:table-cell office:value-type="string">
            <text:p>Store Delete</text:p>
          </table:table-cell>
          <table:table-cell office:value-type="string">
            <text:p>Store deleted Successfully</text:p>
          </table:table-cell>
          <table:table-cell table:style-name="ce5" office:value-type="string">
            <text:p>Store vmart has been deleted by System Admin on 06/20/2018 10:52 PM </text:p>
          </table:table-cell>
        </table:table-row>
        <table:table-row table:style-name="ro1">
          <table:table-cell office:value-type="string">
            <text:p>Store Search </text:p>
          </table:table-cell>
          <table:table-cell table:style-name="ce2" office:value-type="string">
            <text:p>No store Found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>
            <text:p>User Insert </text:p>
          </table:table-cell>
          <table:table-cell office:value-type="string">
            <text:p>User created Successfully</text:p>
          </table:table-cell>
          <table:table-cell/>
        </table:table-row>
        <table:table-row table:style-name="ro1">
          <table:table-cell table:style-name="ce2" office:value-type="string">
            <text:p>User Unlock</text:p>
          </table:table-cell>
          <table:table-cell office:value-type="string">
            <text:p>User Unlocked Successfully</text:p>
          </table:table-cell>
          <table:table-cell/>
        </table:table-row>
        <table:table-row table:style-name="ro1">
          <table:table-cell office:value-type="string">
            <text:p>User Edit </text:p>
          </table:table-cell>
          <table:table-cell office:value-type="string">
            <text:p>User updated Successfully.</text:p>
          </table:table-cell>
          <table:table-cell/>
        </table:table-row>
        <table:table-row table:style-name="ro1">
          <table:table-cell office:value-type="string">
            <text:p>User Exist</text:p>
          </table:table-cell>
          <table:table-cell office:value-type="string">
            <text:p>User already exists.</text:p>
          </table:table-cell>
          <table:table-cell/>
        </table:table-row>
        <table:table-row table:style-name="ro1">
          <table:table-cell office:value-type="string">
            <text:p>User search</text:p>
          </table:table-cell>
          <table:table-cell office:value-type="string">
            <text:p>No user found.</text:p>
          </table:table-cell>
          <table:table-cell/>
        </table:table-row>
        <table:table-row table:style-name="ro1">
          <table:table-cell office:value-type="string">
            <text:p>User Lock</text:p>
          </table:table-cell>
          <table:table-cell office:value-type="string">
            <text:p>User Locked Successfully</text:p>
          </table:table-cell>
          <table:table-cell/>
        </table:table-row>
        <table:table-row table:style-name="ro1">
          <table:table-cell office:value-type="string">
            <text:p>User delete</text:p>
          </table:table-cell>
          <table:table-cell office:value-type="string">
            <text:p>User deleted Successfully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07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1M9S</meta:editing-duration>
    <meta:editing-cycles>6</meta:editing-cycles>
    <meta:generator>OpenOffice.org/3.4.1$Win32 OpenOffice.org_project/341m1$Build-9593</meta:generator>
    <dc:date>2018-06-21T07:08:02.14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